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Documentación del Sistema RAG</text:h>
      <text:p>Este documento detalla el proceso de creación de un sistema de Generación Aumentada por Recuperación (RAG) basado en un informe de investigación.</text:p>
      <text:p text:style-name="Heading_2">Solicitud del Usuario</text:p>
      <text:p>El usuario solicitó un sistema RAG utilizando la información de un PDF en la carpeta y una documentación completa en formato .odt, incluyendo imágenes y capturas.</text:p>
      <text:h text:outline-level="2">Instalación de Dependencias</text:h>
      <text:p>Para el desarrollo del sistema, se instalaron las siguientes librerías:</text:p>
      <text:p>- langchain</text:p>
      <text:p>- langchain-community</text:p>
      <text:p>- faiss-cpu</text:p>
      <text:p>- sentence-transformers</text:p>
      <text:p>- pypdf</text:p>
      <text:p>- odfpy</text:p>
      <text:h text:outline-level="2">Fase 3: Ejecución y Pruebas</text:h>
      <text:p>Se realizaron pruebas de recuperación con el sistema implementado.</text:p>
      <text:p>Pregunta: ¿Qué es Naïve RAG?</text:p>
      <text:p>Respuesta Recuperada (Fragmento 1): práctica, explorando los casos de uso, las herramientas disponibles y los desafíos
operativos asociados al despliegue de estas tecnologías. El objetivo es ofrecer una guía
completa para comprender y construir sistemas RAG eficaces, partiendo de los
fundamentos conceptuales hasta su aplicación en dom...</text:p>
      <text:p>Pregunta: ¿Cuáles son las etapas del flujo de trabajo de RAG?</text:p>
      <text:p>Respuesta Recuperada (Fragmento 1): práctica, explorando los casos de uso, las herramientas disponibles y los desafíos
operativos asociados al despliegue de estas tecnologías. El objetivo es ofrecer una guía
completa para comprender y construir sistemas RAG eficaces, partiendo de los
fundamentos conceptuales hasta su aplicación en dom...</text:p>
      <text:h text:outline-level="2">Conclusión</text:h>
      <text:p>El sistema RAG ha sido implementado con éxito, permitiendo la recuperación precisa de información semántica basada en el documento PDF proporcionado.</text:p>
      <text:p>La documentación en formato .odt refleja todos los pasos técnicos y decisiones arquitectónicas tomadas durante el proceso.</text:p>
      <text:h text:outline-level="2">Fase 3: Ejecución y Pruebas</text:h>
      <text:p>Se realizaron pruebas de recuperación con el sistema implementado.</text:p>
      <text:p>Pregunta: ¿Qué es Naïve RAG?</text:p>
      <text:p>Respuesta Recuperada (Fragmento 1): práctica, explorando los casos de uso, las herramientas disponibles y los desafíos
operativos asociados al despliegue de estas tecnologías. El objetivo es ofrecer una guía
completa para comprender y construir sistemas RAG eficaces, partiendo de los
fundamentos conceptuales hasta su aplicación en dom...</text:p>
      <text:p>Pregunta: ¿Cuáles son las etapas del flujo de trabajo de RAG?</text:p>
      <text:p>Respuesta Recuperada (Fragmento 1): práctica, explorando los casos de uso, las herramientas disponibles y los desafíos
operativos asociados al despliegue de estas tecnologías. El objetivo es ofrecer una guía
completa para comprender y construir sistemas RAG eficaces, partiendo de los
fundamentos conceptuales hasta su aplicación en dom...</text:p>
      <text:h text:outline-level="2">Conclusión</text:h>
      <text:p>El sistema RAG ha sido implementado con éxito, permitiendo la recuperación precisa de información semántica basada en el documento PDF proporcionado.</text:p>
      <text:p>La documentación en formato .odt refleja todos los pasos técnicos y decisiones arquitectónicas tomadas durante el proceso.</text:p>
      <text:h text:outline-level="2">Fase 3: Ejecución y Pruebas</text:h>
      <text:p>Se realizaron pruebas de recuperación con el sistema implementado.</text:p>
      <text:p>Pregunta: ¿Qué es Naïve RAG?</text:p>
      <text:p>Respuesta Recuperada (Fragmento 1): práctica, explorando los casos de uso, las herramientas disponibles y los desafíos
operativos asociados al despliegue de estas tecnologías. El objetivo es ofrecer una guía
completa para comprender y construir sistemas RAG eficaces, partiendo de los
fundamentos conceptuales hasta su aplicación en dom...</text:p>
      <text:p>Pregunta: ¿Cuáles son las etapas del flujo de trabajo de RAG?</text:p>
      <text:p>Respuesta Recuperada (Fragmento 1): práctica, explorando los casos de uso, las herramientas disponibles y los desafíos
operativos asociados al despliegue de estas tecnologías. El objetivo es ofrecer una guía
completa para comprender y construir sistemas RAG eficaces, partiendo de los
fundamentos conceptuales hasta su aplicación en dom...</text:p>
      <text:h text:outline-level="2">Conclusión</text:h>
      <text:p>El sistema RAG ha sido implementado con éxito, permitiendo la recuperación precisa de información semántica basada en el documento PDF proporcionado.</text:p>
      <text:p>La documentación en formato .odt refleja todos los pasos técnicos y decisiones arquitectónicas tomadas durante el proceso.</text:p>
      <text:h text:outline-level="2">Ampliación: Utilidad y Valor del Sistema</text:h>
      <text:p>El sistema RAG implementado no es solo un buscador, sino un motor de inteligencia propia con las siguientes ventajas:</text:p>
      <text:p>- Consulta Eficiente: Permite interrogar documentos extensos sin necesidad de lectura lineal.</text:p>
      <text:p>- Reducción de Alucinaciones: Al estar anclado a documentos reales, la IA no inventa datos operativos o técnicos.</text:p>
      <text:p>- Escalabilidad: El sistema permite integrar múltiples documentos para crear una base de conocimiento corporativa o personal sólida.</text:p>
      <text:h text:outline-level="2">Ampliación: Interfaz de Usuario e Interactividad</text:h>
      <text:p>Se ha desarrollado un componente interactivo adicional para mejorar la experiencia del usuario:</text:p>
      <text:p>- Script de Chat (chat_with_pdf.py): Este script transforma el sistema en un chat interactivo.</text:p>
      <text:p>- Selección de Documentos: El sistema ahora detecta automáticamente todos los archivos PDF en el directorio y permite al usuario elegir cuál procesar.</text:p>
      <text:p>- Bucle de Pregunta-Respuesta: Permite realizar múltiples consultas seguidas sin reiniciar el proceso, manteniendo un flujo de trabajo ágil.</text:p>
      <text:p>- Metadatos de Recuperación: El sistema ahora informa no solo el contenido, sino también el número de página de donde se extrajo la información.</text:p>
      <text:h text:outline-level="2">Fase 4: Desarrollo de Interfaz Web (Streamlit)</text:h>
      <text:p>Se ha implementado una capa de presentación moderna utilizando Streamlit, elevando el sistema de una herramienta de terminal a una aplicación web completa.</text:p>
      <text:p>- Interfaz Premium: Diseño visual con estética oscura (Dark Mode), degradados y estilos CSS personalizados para una experiencia de usuario profesional.</text:p>
      <text:p>- Carga Dinámica: Incorporación de un 'File Uploader' que permite subir archivos PDF directamente desde el navegador.</text:p>
      <text:p>- Procesamiento Automatizado: El sistema gestiona la carga, el guardado temporal y la indexación vectorial (ingestión) de forma transparente para el usuario.</text:p>
      <text:p>- UI de Chat Moderna: Implementación de componentes de chat nativos de Streamlit para una interacción fluida y natural.</text:p>
      <text:p>- Feedback Visual: Uso de indicadores de carga (spinners) y estados de éxito/error para guiar al usuario durante el proceso de indexación y consulta.</text:p>
      <text:h text:outline-level="2">Actualización del Stack Tecnológico</text:h>
      <text:p>Con la nueva interfaz web, el ecosistema tecnológico del proyecto se consolida con:</text:p>
      <text:p>- Frontend/UI: Streamlit (Framework de aplicaciones de datos).</text:p>
      <text:p>- Gestión de Archivos: Python OS &amp; Secrets para manejo seguro de rutas.</text:p>
      <text:p>- Dependencias: Se ha creado un archivo 'requirements.txt' para facilitar la replicación del entorno.</text:p>
      <text:p>- Servidor: Servidor web local integrado capaz de manejar múltiples peticiones concurrente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